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2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3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4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5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6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7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8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9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10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11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12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13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P2" style:family="paragraph" style:parent-style-name="Standard">
      <style:paragraph-properties fo:break-before="auto" fo:line-height="115%" style:writing-mode="lr-tb"/>
      <style:text-properties style:font-name="Trebuchet MS" fo:font-size="18pt" style:font-name-asian="Trebuchet MS" style:font-size-asian="18pt" style:font-name-complex="Trebuchet MS" style:font-size-complex="18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>
      <style:text-properties fo:font-weight="bold" style:font-weight-asian="bold" style:font-weight-complex="bold"/>
    </style:style>
    <style:style style:name="T3_8" style:family="text">
      <style:text-properties fo:font-weight="bold" style:font-weight-asian="bold" style:font-weight-complex="bold"/>
    </style:style>
    <style:style style:name="T3_9" style:family="text">
      <style:text-properties fo:font-weight="bold" style:font-weight-asian="bold" style:font-weight-complex="bold"/>
    </style:style>
    <style:style style:name="T3_10" style:family="text">
      <style:text-properties fo:font-weight="bold" style:font-weight-asian="bold" style:font-weight-complex="bold"/>
    </style:style>
    <style:style style:name="T3_11" style:family="text">
      <style:text-properties fo:font-weight="bold" style:font-weight-asian="bold" style:font-weight-complex="bold"/>
    </style:style>
    <style:style style:name="T3_12" style:family="text">
      <style:text-properties fo:font-weight="bold" style:font-weight-asian="bold" style:font-weight-complex="bold"/>
    </style:style>
    <style:style style:name="T3_13" style:family="text">
      <style:text-properties fo:font-weight="bold" style:font-weight-asian="bold" style:font-weight-complex="bold"/>
    </style:style>
    <style:style style:name="T3_14" style:family="text">
      <style:text-properties fo:font-weight="bold" style:font-weight-asian="bold" style:font-weight-complex="bold"/>
    </style:style>
    <style:style style:name="T3_15" style:family="text">
      <style:text-properties fo:font-weight="bold" style:font-weight-asian="bold" style:font-weight-complex="bold"/>
    </style:style>
    <style:style style:name="T3_16" style:family="text">
      <style:text-properties fo:font-weight="bold" style:font-weight-asian="bold" style:font-weight-complex="bold"/>
    </style:style>
    <style:style style:name="T3_17" style:family="text">
      <style:text-properties fo:font-weight="bold" style:font-weight-asian="bold" style:font-weight-complex="bold"/>
    </style:style>
    <style:style style:name="T3_18" style:family="text">
      <style:text-properties fo:font-weight="bold" style:font-weight-asian="bold" style:font-weight-complex="bold"/>
    </style:style>
    <style:style style:name="T3_19" style:family="text">
      <style:text-properties fo:font-weight="bold" style:font-weight-asian="bold" style:font-weight-complex="bold"/>
    </style:style>
    <style:style style:name="T3_20" style:family="text">
      <style:text-properties fo:font-weight="bold" style:font-weight-asian="bold" style:font-weight-complex="bold"/>
    </style:style>
    <style:style style:name="T3_21" style:family="text">
      <style:text-properties fo:font-weight="bold" style:font-weight-asian="bold" style:font-weight-complex="bold"/>
    </style:style>
    <style:style style:name="T3_22" style:family="text">
      <style:text-properties fo:font-weight="bold" style:font-weight-asian="bold" style:font-weight-complex="bold"/>
    </style:style>
    <style:style style:name="T3_23" style:family="text">
      <style:text-properties fo:font-weight="bold" style:font-weight-asian="bold" style:font-weight-complex="bold"/>
    </style:style>
    <style:style style:name="T3_24" style:family="text">
      <style:text-properties fo:font-weight="bold" style:font-weight-asian="bold" style:font-weight-complex="bold"/>
    </style:style>
    <style:style style:name="T3_25" style:family="text">
      <style:text-properties fo:font-weight="bold" style:font-weight-asian="bold" style:font-weight-complex="bold"/>
    </style:style>
    <style:style style:name="T3_26" style:family="text">
      <style:text-properties fo:font-weight="bold" style:font-weight-asian="bold" style:font-weight-complex="bold"/>
    </style:style>
    <style:style style:name="T3_27" style:family="text">
      <style:text-properties fo:font-weight="bold" style:font-weight-asian="bold" style:font-weight-complex="bold"/>
    </style:style>
    <style:style style:name="T3_28" style:family="text">
      <style:text-properties fo:font-weight="bold" style:font-weight-asian="bold" style:font-weight-complex="bold"/>
    </style:style>
    <style:style style:name="T3_29" style:family="text">
      <style:text-properties fo:font-weight="bold" style:font-weight-asian="bold" style:font-weight-complex="bold"/>
    </style:style>
    <style:style style:name="T3_30" style:family="text">
      <style:text-properties fo:font-weight="bold" style:font-weight-asian="bold" style:font-weight-complex="bold"/>
    </style:style>
    <style:style style:name="T3_31" style:family="text">
      <style:text-properties fo:font-weight="bold" style:font-weight-asian="bold" style:font-weight-complex="bold"/>
    </style:style>
    <style:style style:name="T3_32" style:family="text">
      <style:text-properties fo:font-weight="bold" style:font-weight-asian="bold" style:font-weight-complex="bold"/>
    </style:style>
    <style:style style:name="T3_33" style:family="text">
      <style:text-properties fo:font-weight="bold" style:font-weight-asian="bold" style:font-weight-complex="bold"/>
    </style:style>
    <style:style style:name="T3_34" style:family="text">
      <style:text-properties fo:font-weight="bold" style:font-weight-asian="bold" style:font-weight-complex="bold"/>
    </style:style>
    <style:style style:name="T3_35" style:family="text">
      <style:text-properties fo:font-weight="bold" style:font-weight-asian="bold" style:font-weight-complex="bold"/>
    </style:style>
    <style:style style:name="T3_36" style:family="text">
      <style:text-properties fo:font-weight="bold" style:font-weight-asian="bold" style:font-weight-complex="bold"/>
    </style:style>
    <style:style style:name="T3_37" style:family="text">
      <style:text-properties fo:font-weight="bold" style:font-weight-asian="bold" style:font-weight-complex="bold"/>
    </style:style>
    <style:style style:name="T3_38" style:family="text">
      <style:text-properties fo:font-weight="bold" style:font-weight-asian="bold" style:font-weight-complex="bold"/>
    </style:style>
    <style:style style:name="T3_39" style:family="text">
      <style:text-properties fo:font-weight="bold" style:font-weight-asian="bold" style:font-weight-complex="bold"/>
    </style:style>
    <style:style style:name="T3_40" style:family="text">
      <style:text-properties fo:font-weight="bold" style:font-weight-asian="bold" style:font-weight-complex="bold"/>
    </style:style>
    <style:style style:name="T3_41" style:family="text">
      <style:text-properties fo:font-weight="bold" style:font-weight-asian="bold" style:font-weight-complex="bold"/>
    </style:style>
    <style:style style:name="T3_42" style:family="text">
      <style:text-properties fo:font-weight="bold" style:font-weight-asian="bold" style:font-weight-complex="bold"/>
    </style:style>
    <style:style style:name="T3_43" style:family="text">
      <style:text-properties fo:font-style="italic" style:font-style-asian="italic" style:font-style-complex="italic"/>
    </style:style>
    <style:style style:name="T3_44" style:family="text">
      <style:text-properties fo:font-style="italic" style:font-style-asian="italic" style:font-style-complex="italic"/>
    </style:style>
    <style:style style:name="T3_45" style:family="text">
      <style:text-properties fo:font-style="italic" style:font-style-asian="italic" style:font-style-complex="italic"/>
    </style:style>
    <style:style style:name="T3_46" style:family="text">
      <style:text-properties fo:font-style="italic" style:font-style-asian="italic" style:font-style-complex="italic"/>
    </style:style>
    <style:style style:name="T3_47" style:family="text">
      <style:text-properties fo:font-style="italic" style:font-style-asian="italic" style:font-style-complex="italic"/>
    </style:style>
    <style:style style:name="T3_48" style:family="text">
      <style:text-properties fo:font-style="italic" style:font-style-asian="italic" style:font-style-complex="italic"/>
    </style:style>
    <style:style style:name="T3_49" style:family="text">
      <style:text-properties fo:font-style="italic" style:font-style-asian="italic" style:font-style-complex="italic"/>
    </style:style>
    <style:style style:name="T3_50" style:family="text">
      <style:text-properties fo:font-style="italic" style:font-style-asian="italic" style:font-style-complex="italic"/>
    </style:style>
    <style:style style:name="T3_51" style:family="text">
      <style:text-properties fo:font-style="italic" style:font-style-asian="italic" style:font-style-complex="italic"/>
    </style:style>
    <style:style style:name="T3_52" style:family="text">
      <style:text-properties fo:font-style="italic" style:font-style-asian="italic" style:font-style-complex="italic"/>
    </style:style>
    <style:style style:name="T3_53" style:family="text">
      <style:text-properties fo:font-style="italic" style:font-style-asian="italic" style:font-style-complex="italic"/>
    </style:style>
    <style:style style:name="T3_54" style:family="text">
      <style:text-properties fo:font-style="italic" style:font-style-asian="italic" style:font-style-complex="italic"/>
    </style:style>
    <style:style style:name="T3_55" style:family="text">
      <style:text-properties fo:font-style="italic" style:font-style-asian="italic" style:font-style-complex="italic"/>
    </style:style>
    <style:style style:name="T3_56" style:family="text">
      <style:text-properties fo:font-style="italic" style:font-style-asian="italic" style:font-style-complex="italic"/>
    </style:style>
    <style:style style:name="T3_57" style:family="text">
      <style:text-properties fo:font-style="italic" style:font-style-asian="italic" style:font-style-complex="italic"/>
    </style:style>
    <style:style style:name="T3_58" style:family="text">
      <style:text-properties fo:font-style="italic" style:font-style-asian="italic" style:font-style-complex="italic"/>
    </style:style>
    <style:style style:name="T3_59" style:family="text">
      <style:text-properties fo:font-style="italic" style:font-style-asian="italic" style:font-style-complex="italic"/>
    </style:style>
    <style:style style:name="T3_60" style:family="text">
      <style:text-properties fo:font-style="italic" style:font-style-asian="italic" style:font-style-complex="italic"/>
    </style:style>
    <style:style style:name="T3_61" style:family="text">
      <style:text-properties fo:font-style="italic" style:font-style-asian="italic" style:font-style-complex="italic"/>
    </style:style>
    <style:style style:name="T3_62" style:family="text">
      <style:text-properties fo:font-style="italic" style:font-style-asian="italic" style:font-style-complex="italic"/>
    </style:style>
    <style:style style:name="T3_63" style:family="text">
      <style:text-properties fo:font-style="italic" style:font-style-asian="italic" style:font-style-complex="italic"/>
    </style:style>
    <style:style style:name="T3_64" style:family="text">
      <style:text-properties fo:font-style="italic" style:font-style-asian="italic" style:font-style-complex="italic"/>
    </style:style>
    <style:style style:name="T3_65" style:family="text">
      <style:text-properties fo:font-style="italic" style:font-style-asian="italic" style:font-style-complex="italic"/>
    </style:style>
    <style:style style:name="T3_66" style:family="text">
      <style:text-properties fo:font-style="italic" style:font-style-asian="italic" style:font-style-complex="italic"/>
    </style:style>
    <style:style style:name="T3_67" style:family="text">
      <style:text-properties fo:font-style="italic" style:font-style-asian="italic" style:font-style-complex="italic"/>
    </style:style>
    <style:style style:name="T3_68" style:family="text">
      <style:text-properties fo:font-style="italic" style:font-style-asian="italic" style:font-style-complex="italic"/>
    </style:style>
    <style:style style:name="T3_69" style:family="text">
      <style:text-properties fo:font-style="italic" style:font-style-asian="italic" style:font-style-complex="italic"/>
    </style:style>
    <style:style style:name="T3_70" style:family="text">
      <style:text-properties fo:font-style="italic" style:font-style-asian="italic" style:font-style-complex="italic"/>
    </style:style>
    <style:style style:name="T3_71" style:family="text">
      <style:text-properties fo:font-style="italic" style:font-style-asian="italic" style:font-style-complex="italic"/>
    </style:style>
    <style:style style:name="T3_72" style:family="text">
      <style:text-properties fo:font-style="italic" style:font-style-asian="italic" style:font-style-complex="italic"/>
    </style:style>
    <style:style style:name="T3_73" style:family="text">
      <style:text-properties fo:font-style="italic" style:font-style-asian="italic" style:font-style-complex="italic"/>
    </style:style>
    <style:style style:name="T3_74" style:family="text">
      <style:text-properties fo:font-style="italic" style:font-style-asian="italic" style:font-style-complex="italic"/>
    </style:style>
    <style:style style:name="T3_75" style:family="text">
      <style:text-properties fo:font-style="italic" style:font-style-asian="italic" style:font-style-complex="italic"/>
    </style:style>
    <style:style style:name="T3_76" style:family="text">
      <style:text-properties fo:font-style="italic" style:font-style-asian="italic" style:font-style-complex="italic"/>
    </style:style>
    <style:style style:name="T3_77" style:family="text">
      <style:text-properties fo:font-style="italic" style:font-style-asian="italic" style:font-style-complex="italic"/>
    </style:style>
    <style:style style:name="T3_78" style:family="text">
      <style:text-properties fo:font-style="italic" style:font-style-asian="italic" style:font-style-complex="italic"/>
    </style:style>
    <style:style style:name="T3_79" style:family="text">
      <style:text-properties fo:font-style="italic" style:font-style-asian="italic" style:font-style-complex="italic"/>
    </style:style>
    <style:style style:name="T3_80" style:family="text">
      <style:text-properties fo:font-style="italic" style:font-style-asian="italic" style:font-style-complex="italic"/>
    </style:style>
    <style:style style:name="T3_81" style:family="text">
      <style:text-properties fo:font-style="italic" style:font-style-asian="italic" style:font-style-complex="italic"/>
    </style:style>
    <style:style style:name="T3_82" style:family="text">
      <style:text-properties fo:font-style="italic" style:font-style-asian="italic" style:font-style-complex="italic"/>
    </style:style>
    <style:style style:name="T3_83" style:family="text">
      <style:text-properties fo:font-style="italic" style:font-style-asian="italic" style:font-style-complex="italic"/>
    </style:style>
    <style:style style:name="T3_84" style:family="text">
      <style:text-properties fo:font-style="italic" style:font-style-asian="italic" style:font-style-complex="italic"/>
    </style:style>
    <style:style style:name="T3_85" style:family="text">
      <style:text-properties fo:font-style="italic" style:font-style-asian="italic" style:font-style-complex="italic"/>
    </style:style>
    <style:style style:name="T3_86" style:family="text">
      <style:text-properties fo:font-style="italic" style:font-style-asian="italic" style:font-style-complex="italic"/>
    </style:style>
    <style:style style:name="T3_87" style:family="text">
      <style:text-properties fo:font-style="italic" style:font-style-asian="italic" style:font-style-complex="italic"/>
    </style:style>
    <style:style style:name="T3_88" style:family="text">
      <style:text-properties fo:font-style="italic" style:font-style-asian="italic" style:font-style-complex="italic"/>
    </style:style>
    <style:style style:name="T3_89" style:family="text">
      <style:text-properties fo:font-style="italic" style:font-style-asian="italic" style:font-style-complex="italic"/>
    </style:style>
    <style:style style:name="T3_90" style:family="text">
      <style:text-properties fo:font-style="italic" style:font-style-asian="italic" style:font-style-complex="italic"/>
    </style:style>
    <style:style style:name="T3_91" style:family="text">
      <style:text-properties fo:font-style="italic" style:font-style-asian="italic" style:font-style-complex="italic"/>
    </style:style>
    <style:style style:name="T3_92" style:family="text">
      <style:text-properties fo:font-style="italic" style:font-style-asian="italic" style:font-style-complex="italic"/>
    </style:style>
    <style:style style:name="T3_93" style:family="text">
      <style:text-properties fo:font-style="italic" style:font-style-asian="italic" style:font-style-complex="italic"/>
    </style:style>
    <style:style style:name="T3_94" style:family="text">
      <style:text-properties fo:font-style="italic" style:font-style-asian="italic" style:font-style-complex="italic"/>
    </style:style>
    <style:style style:name="T3_95" style:family="text">
      <style:text-properties fo:font-style="italic" style:font-style-asian="italic" style:font-style-complex="italic"/>
    </style:style>
    <style:style style:name="T3_96" style:family="text">
      <style:text-properties fo:font-style="italic" style:font-style-asian="italic" style:font-style-complex="italic"/>
    </style:style>
    <style:style style:name="T3_97" style:family="text">
      <style:text-properties fo:font-style="italic" style:font-style-asian="italic" style:font-style-complex="italic"/>
    </style:style>
    <style:style style:name="T3_98" style:family="text">
      <style:text-properties fo:font-style="italic" style:font-style-asian="italic" style:font-style-complex="italic"/>
    </style:style>
    <style:style style:name="T3_99" style:family="text">
      <style:text-properties fo:font-style="italic" style:font-style-asian="italic" style:font-style-complex="italic"/>
    </style:style>
    <style:style style:name="T3_100" style:family="text">
      <style:text-properties fo:font-style="italic" style:font-style-asian="italic" style:font-style-complex="italic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>
      <style:text-properties fo:font-style="italic" style:font-style-asian="italic" style:font-style-complex="italic"/>
    </style:style>
    <style:style style:name="T7_56" style:family="text">
      <style:text-properties fo:font-style="italic" style:font-style-asian="italic" style:font-style-complex="italic"/>
    </style:style>
    <style:style style:name="T7_57" style:family="text">
      <style:text-properties fo:font-style="italic" style:font-style-asian="italic" style:font-style-complex="italic"/>
    </style:style>
    <style:style style:name="T7_58" style:family="text">
      <style:text-properties fo:font-style="italic" style:font-style-asian="italic" style:font-style-complex="italic"/>
    </style:style>
    <style:style style:name="T7_59" style:family="text">
      <style:text-properties fo:font-style="italic" style:font-style-asian="italic" style:font-style-complex="italic"/>
    </style:style>
    <style:style style:name="T7_60" style:family="text">
      <style:text-properties fo:font-style="italic" style:font-style-asian="italic" style:font-style-complex="italic"/>
    </style:style>
    <style:style style:name="T7_61" style:family="text">
      <style:text-properties fo:font-style="italic" style:font-style-asian="italic" style:font-style-complex="italic"/>
    </style:style>
    <style:style style:name="T7_62" style:family="text">
      <style:text-properties fo:font-style="italic" style:font-style-asian="italic" style:font-style-complex="italic"/>
    </style:style>
    <style:style style:name="T7_63" style:family="text">
      <style:text-properties fo:font-style="italic" style:font-style-asian="italic" style:font-style-complex="italic"/>
    </style:style>
    <style:style style:name="T7_64" style:family="text">
      <style:text-properties fo:font-style="italic" style:font-style-asian="italic" style:font-style-complex="italic"/>
    </style:style>
    <style:style style:name="T7_65" style:family="text">
      <style:text-properties fo:font-style="italic" style:font-style-asian="italic" style:font-style-complex="italic"/>
    </style:style>
    <style:style style:name="T7_66" style:family="text">
      <style:text-properties fo:font-style="italic" style:font-style-asian="italic" style:font-style-complex="italic"/>
    </style:style>
    <style:style style:name="T7_67" style:family="text">
      <style:text-properties fo:font-style="italic" style:font-style-asian="italic" style:font-style-complex="italic"/>
    </style:style>
    <style:style style:name="T7_68" style:family="text">
      <style:text-properties fo:font-style="italic" style:font-style-asian="italic" style:font-style-complex="italic"/>
    </style:style>
    <style:style style:name="T7_69" style:family="text">
      <style:text-properties fo:font-style="italic" style:font-style-asian="italic" style:font-style-complex="italic"/>
    </style:style>
    <style:style style:name="T7_70" style:family="text">
      <style:text-properties fo:font-style="italic" style:font-style-asian="italic" style:font-style-complex="italic"/>
    </style:style>
    <style:style style:name="T7_71" style:family="text">
      <style:text-properties fo:font-style="italic" style:font-style-asian="italic" style:font-style-complex="italic"/>
    </style:style>
    <style:style style:name="T7_72" style:family="text">
      <style:text-properties fo:font-style="italic" style:font-style-asian="italic" style:font-style-complex="italic"/>
    </style:style>
    <style:style style:name="T7_73" style:family="text">
      <style:text-properties fo:font-style="italic" style:font-style-asian="italic" style:font-style-complex="italic"/>
    </style:style>
    <style:style style:name="T7_74" style:family="text">
      <style:text-properties fo:font-style="italic" style:font-style-asian="italic" style:font-style-complex="italic"/>
    </style:style>
    <style:style style:name="T7_75" style:family="text">
      <style:text-properties fo:font-style="italic" style:font-style-asian="italic" style:font-style-complex="italic"/>
    </style:style>
    <style:style style:name="T7_76" style:family="text">
      <style:text-properties fo:font-style="italic" style:font-style-asian="italic" style:font-style-complex="italic"/>
    </style:style>
    <style:style style:name="T7_77" style:family="text">
      <style:text-properties fo:font-style="italic" style:font-style-asian="italic" style:font-style-complex="italic"/>
    </style:style>
    <style:style style:name="T7_78" style:family="text">
      <style:text-properties fo:font-style="italic" style:font-style-asian="italic" style:font-style-complex="italic"/>
    </style:style>
    <style:style style:name="T7_79" style:family="text">
      <style:text-properties fo:font-style="italic" style:font-style-asian="italic" style:font-style-complex="italic"/>
    </style:style>
    <style:style style:name="T7_80" style:family="text">
      <style:text-properties fo:font-style="italic" style:font-style-asian="italic" style:font-style-complex="italic"/>
    </style:style>
    <style:style style:name="T7_81" style:family="text">
      <style:text-properties fo:font-style="italic" style:font-style-asian="italic" style:font-style-complex="italic"/>
    </style:style>
    <style:style style:name="T7_82" style:family="text">
      <style:text-properties fo:font-style="italic" style:font-style-asian="italic" style:font-style-complex="italic"/>
    </style:style>
    <style:style style:name="T7_83" style:family="text"/>
  </office:automatic-styles>
  <office:body>
    <office:text>
      <text:p text:style-name="P1"><text:span text:style-name="T1_1">Let</text:span><text:span text:style-name="T1_2">’</text:span><text:span text:style-name="T1_3">s</text:span><text:span text:style-name="T1_4"><text:s/></text:span><text:span text:style-name="T1_5">improve</text:span><text:span text:style-name="T1_6"><text:s/></text:span><text:span text:style-name="T1_7">our</text:span><text:span text:style-name="T1_8"><text:s/></text:span><text:span text:style-name="T1_9">Shopping</text:span><text:span text:style-name="T1_10"><text:s/></text:span><text:span text:style-name="T1_11">List</text:span><text:span text:style-name="T1_12"><text:s/></text:span><text:span text:style-name="T1_13">program</text:span></text:p>
      <text:p text:style-name="P2"/>
      <text:p text:style-name="P3"><text:span text:style-name="T3_1">You</text:span><text:span text:style-name="T3_2">’</text:span><text:span text:style-name="T3_3">ll</text:span><text:span text:style-name="T3_4"><text:s/></text:span><text:span text:style-name="T3_5">be</text:span><text:span text:style-name="T3_6"><text:s/></text:span><text:span text:style-name="T3_7">using</text:span><text:span text:style-name="T3_8"><text:s/></text:span><text:span text:style-name="T3_9">your</text:span><text:span text:style-name="T3_10"><text:s/></text:span><text:span text:style-name="T3_11">existing</text:span><text:span text:style-name="T3_12"><text:s/></text:span><text:span text:style-name="T3_13">shopping</text:span><text:span text:style-name="T3_14"><text:s/></text:span><text:span text:style-name="T3_15">list</text:span><text:span text:style-name="T3_16"><text:s/></text:span><text:span text:style-name="T3_17">project</text:span><text:span text:style-name="T3_18"><text:s/></text:span><text:span text:style-name="T3_19">or</text:span><text:span text:style-name="T3_20"><text:s/></text:span><text:span text:style-name="T3_21">download</text:span><text:span text:style-name="T3_22"><text:s/></text:span><text:span text:style-name="T3_23">the</text:span><text:span text:style-name="T3_24"><text:s/></text:span><text:span text:style-name="T3_25">solution</text:span><text:span text:style-name="T3_26"><text:s/></text:span><text:span text:style-name="T3_27">from</text:span><text:span text:style-name="T3_28"><text:s/></text:span><text:span text:style-name="T3_29">the</text:span><text:span text:style-name="T3_30"><text:s/>“</text:span><text:span text:style-name="T3_31">For</text:span><text:span text:style-name="T3_32"><text:s/></text:span><text:span text:style-name="T3_33">Loops</text:span><text:span text:style-name="T3_34"><text:s/></text:span><text:span text:style-name="T3_35">and</text:span><text:span text:style-name="T3_36"><text:s/></text:span><text:span text:style-name="T3_37">While</text:span><text:span text:style-name="T3_38"><text:s/></text:span><text:span text:style-name="T3_39">Loops</text:span><text:span text:style-name="T3_40">”<text:s/></text:span><text:span text:style-name="T3_41">lecture</text:span><text:span text:style-name="T3_42">.<text:s/></text:span><text:span text:style-name="T3_43">We</text:span><text:span text:style-name="T3_44">’</text:span><text:span text:style-name="T3_45">ll</text:span><text:span text:style-name="T3_46"><text:s/></text:span><text:span text:style-name="T3_47">continue</text:span><text:span text:style-name="T3_48"><text:s/></text:span><text:span text:style-name="T3_49">adding</text:span><text:span text:style-name="T3_50"><text:s/></text:span><text:span text:style-name="T3_51">onto</text:span><text:span text:style-name="T3_52"><text:s/></text:span><text:span text:style-name="T3_53">this</text:span><text:span text:style-name="T3_54"><text:s/></text:span><text:span text:style-name="T3_55">project</text:span><text:span text:style-name="T3_56"><text:s/></text:span><text:span text:style-name="T3_57">over</text:span><text:span text:style-name="T3_58"><text:s/></text:span><text:span text:style-name="T3_59">the</text:span><text:span text:style-name="T3_60"><text:s/></text:span><text:span text:style-name="T3_61">next</text:span><text:span text:style-name="T3_62"><text:s/></text:span><text:span text:style-name="T3_63">few</text:span><text:span text:style-name="T3_64"><text:s/></text:span><text:span text:style-name="T3_65">lectures</text:span><text:span text:style-name="T3_66"><text:s/></text:span><text:span text:style-name="T3_67">so</text:span><text:span text:style-name="T3_68"><text:s/></text:span><text:span text:style-name="T3_69">make</text:span><text:span text:style-name="T3_70"><text:s/></text:span><text:span text:style-name="T3_71">sure</text:span><text:span text:style-name="T3_72"><text:s/></text:span><text:span text:style-name="T3_73">to</text:span><text:span text:style-name="T3_74"><text:s/></text:span><text:span text:style-name="T3_75">update</text:span><text:span text:style-name="T3_76"><text:s/></text:span><text:span text:style-name="T3_77">it</text:span><text:span text:style-name="T3_78"><text:s/></text:span><text:span text:style-name="T3_79">to</text:span><text:span text:style-name="T3_80"><text:s/></text:span><text:span text:style-name="T3_81">your</text:span><text:span text:style-name="T3_82"><text:s/></text:span><text:span text:style-name="T3_83">Github</text:span><text:span text:style-name="T3_84"><text:s/></text:span><text:span text:style-name="T3_85">or</text:span><text:span text:style-name="T3_86"><text:s/></text:span><text:span text:style-name="T3_87">save</text:span><text:span text:style-name="T3_88"><text:s/></text:span><text:span text:style-name="T3_89">it</text:span><text:span text:style-name="T3_90"><text:s/></text:span><text:span text:style-name="T3_91">somewhere</text:span><text:span text:style-name="T3_92"><text:s/></text:span><text:span text:style-name="T3_93">you</text:span><text:span text:style-name="T3_94"><text:s/></text:span><text:span text:style-name="T3_95">can</text:span><text:span text:style-name="T3_96"><text:s/></text:span><text:span text:style-name="T3_97">access</text:span><text:span text:style-name="T3_98"><text:s/></text:span><text:span text:style-name="T3_99">it</text:span><text:span text:style-name="T3_100">.</text:span></text:p>
      <text:p text:style-name="P4"/>
      <text:p text:style-name="P5"><text:span text:style-name="T5_1">Let</text:span><text:span text:style-name="T5_2">’</text:span><text:span text:style-name="T5_3">s</text:span><text:span text:style-name="T5_4"><text:s/></text:span><text:span text:style-name="T5_5">make</text:span><text:span text:style-name="T5_6"><text:s/></text:span><text:span text:style-name="T5_7">this</text:span><text:span text:style-name="T5_8"><text:s/></text:span><text:span text:style-name="T5_9">program</text:span><text:span text:style-name="T5_10"><text:s/></text:span><text:span text:style-name="T5_11">better</text:span><text:span text:style-name="T5_12"><text:s/></text:span><text:span text:style-name="T5_13">by</text:span><text:span text:style-name="T5_14"><text:s/></text:span><text:span text:style-name="T5_15">allowing</text:span><text:span text:style-name="T5_16"><text:s/></text:span><text:span text:style-name="T5_17">the</text:span><text:span text:style-name="T5_18"><text:s/></text:span><text:span text:style-name="T5_19">user</text:span><text:span text:style-name="T5_20"><text:s/></text:span><text:span text:style-name="T5_21">to</text:span><text:span text:style-name="T5_22"><text:s/></text:span><text:span text:style-name="T5_23">input</text:span><text:span text:style-name="T5_24"><text:s/></text:span><text:span text:style-name="T5_25">more</text:span><text:span text:style-name="T5_26"><text:s/></text:span><text:span text:style-name="T5_27">than</text:span><text:span text:style-name="T5_28"><text:s/></text:span><text:span text:style-name="T5_29">one</text:span><text:span text:style-name="T5_30"><text:s/></text:span><text:span text:style-name="T5_31">item</text:span><text:span text:style-name="T5_32"><text:s/></text:span><text:span text:style-name="T5_33">at</text:span><text:span text:style-name="T5_34"><text:s/></text:span><text:span text:style-name="T5_35">a</text:span><text:span text:style-name="T5_36"><text:s/></text:span><text:span text:style-name="T5_37">time</text:span><text:span text:style-name="T5_38">,<text:s/></text:span><text:span text:style-name="T5_39">by</text:span><text:span text:style-name="T5_40"><text:s/></text:span><text:span text:style-name="T5_41">way</text:span><text:span text:style-name="T5_42"><text:s/></text:span><text:span text:style-name="T5_43">of</text:span><text:span text:style-name="T5_44"><text:s/></text:span><text:span text:style-name="T5_45">a</text:span><text:span text:style-name="T5_46"><text:s/></text:span><text:span text:style-name="T5_47">comma</text:span><text:span text:style-name="T5_48"><text:s/></text:span><text:span text:style-name="T5_49">separated</text:span><text:span text:style-name="T5_50"><text:s/></text:span><text:span text:style-name="T5_51">string</text:span><text:span text:style-name="T5_52">.<text:s/></text:span></text:p>
      <text:list text:style-name="LS1" xml:id="list0">
        <text:list-item>
          <text:p text:style-name="P6"><text:span text:style-name="T6_1">Add</text:span><text:span text:style-name="T6_2"><text:s/></text:span><text:span text:style-name="T6_3">a</text:span><text:span text:style-name="T6_4"><text:s/></text:span><text:span text:style-name="T6_5">function</text:span><text:span text:style-name="T6_6"><text:s/></text:span><text:span text:style-name="T6_7">that</text:span><text:span text:style-name="T6_8"><text:s/></text:span><text:span text:style-name="T6_9">parses</text:span><text:span text:style-name="T6_10"><text:s/></text:span><text:span text:style-name="T6_11">a</text:span><text:span text:style-name="T6_12"><text:s/></text:span><text:span text:style-name="T6_13">comma</text:span><text:span text:style-name="T6_14"><text:s/></text:span><text:span text:style-name="T6_15">separated</text:span><text:span text:style-name="T6_16"><text:s/></text:span><text:span text:style-name="T6_17">string</text:span><text:span text:style-name="T6_18">.<text:s/></text:span><text:span text:style-name="T6_19">Make</text:span><text:span text:style-name="T6_20"><text:s/></text:span><text:span text:style-name="T6_21">sure</text:span><text:span text:style-name="T6_22"><text:s/></text:span><text:span text:style-name="T6_23">to</text:span><text:span text:style-name="T6_24"><text:s/></text:span><text:span text:style-name="T6_25">deal</text:span><text:span text:style-name="T6_26"><text:s/></text:span><text:span text:style-name="T6_27">with</text:span><text:span text:style-name="T6_28"><text:s/></text:span><text:span text:style-name="T6_29">white</text:span><text:span text:style-name="T6_30"><text:s/></text:span><text:span text:style-name="T6_31">spaces</text:span><text:span text:style-name="T6_32">.<text:s/></text:span></text:p>
        </text:list-item>
        <text:list-item>
          <text:p text:style-name="P7"><text:span text:style-name="T7_1">Inside</text:span><text:span text:style-name="T7_2"><text:s/></text:span><text:span text:style-name="T7_3">your</text:span><text:span text:style-name="T7_4"><text:s/></text:span><text:span text:style-name="T7_5">main</text:span><text:span text:style-name="T7_6">()<text:s/></text:span><text:span text:style-name="T7_7">function</text:span><text:span text:style-name="T7_8">,<text:s/></text:span><text:span text:style-name="T7_9">add</text:span><text:span text:style-name="T7_10"><text:s/></text:span><text:span text:style-name="T7_11">logic</text:span><text:span text:style-name="T7_12"><text:s/></text:span><text:span text:style-name="T7_13">where</text:span><text:span text:style-name="T7_14"><text:s/></text:span><text:span text:style-name="T7_15">you</text:span><text:span text:style-name="T7_16"><text:s/></text:span><text:span text:style-name="T7_17">add</text:span><text:span text:style-name="T7_18"><text:s/></text:span><text:span text:style-name="T7_19">an</text:span><text:span text:style-name="T7_20"><text:s/></text:span><text:span text:style-name="T7_21">item</text:span><text:span text:style-name="T7_22"><text:s/></text:span><text:span text:style-name="T7_23">to</text:span><text:span text:style-name="T7_24"><text:s/></text:span><text:span text:style-name="T7_25">the</text:span><text:span text:style-name="T7_26"><text:s/></text:span><text:span text:style-name="T7_27">shopping</text:span><text:span text:style-name="T7_28"><text:s/></text:span><text:span text:style-name="T7_29">list</text:span><text:span text:style-name="T7_30">.<text:s/></text:span><text:span text:style-name="T7_31">This</text:span><text:span text:style-name="T7_32"><text:s/></text:span><text:span text:style-name="T7_33">is</text:span><text:span text:style-name="T7_34"><text:s/></text:span><text:span text:style-name="T7_35">where</text:span><text:span text:style-name="T7_36"><text:s/></text:span><text:span text:style-name="T7_37">you</text:span><text:span text:style-name="T7_38"><text:s/></text:span><text:span text:style-name="T7_39">will</text:span><text:span text:style-name="T7_40"><text:s/></text:span><text:span text:style-name="T7_41">call</text:span><text:span text:style-name="T7_42"><text:s/></text:span><text:span text:style-name="T7_43">the</text:span><text:span text:style-name="T7_44"><text:s/></text:span><text:span text:style-name="T7_45">new</text:span><text:span text:style-name="T7_46"><text:s/></text:span><text:span text:style-name="T7_47">function</text:span><text:span text:style-name="T7_48"><text:s/></text:span><text:span text:style-name="T7_49">you</text:span><text:span text:style-name="T7_50"><text:s/></text:span><text:span text:style-name="T7_51">just</text:span><text:span text:style-name="T7_52"><text:s/></text:span><text:span text:style-name="T7_53">wrote</text:span><text:span text:style-name="T7_54">.<text:s/>(</text:span><text:span text:style-name="T7_55">Hint</text:span><text:span text:style-name="T7_56">:<text:s/></text:span><text:span text:style-name="T7_57">if</text:span><text:span text:style-name="T7_58"><text:s/></text:span><text:span text:style-name="T7_59">the</text:span><text:span text:style-name="T7_60"><text:s/></text:span><text:span text:style-name="T7_61">input</text:span><text:span text:style-name="T7_62"><text:s/></text:span><text:span text:style-name="T7_63">string</text:span><text:span text:style-name="T7_64"><text:s/></text:span><text:span text:style-name="T7_65">contains</text:span><text:span text:style-name="T7_66"><text:s/></text:span><text:span text:style-name="T7_67">a</text:span><text:span text:style-name="T7_68"><text:s/></text:span><text:span text:style-name="T7_69">comma</text:span><text:span text:style-name="T7_70">,<text:s/></text:span><text:span text:style-name="T7_71">then</text:span><text:span text:style-name="T7_72"><text:s/></text:span><text:span text:style-name="T7_73">call</text:span><text:span text:style-name="T7_74"><text:s/></text:span><text:span text:style-name="T7_75">the</text:span><text:span text:style-name="T7_76"><text:s/></text:span><text:span text:style-name="T7_77">new</text:span><text:span text:style-name="T7_78"><text:s/></text:span><text:span text:style-name="T7_79">parsing</text:span><text:span text:style-name="T7_80"><text:s/></text:span><text:span text:style-name="T7_81">function</text:span><text:span text:style-name="T7_82">.</text:span><text:span text:style-name="T7_83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